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 Sans Heavy CAPS" svg:font-family="'Uni Sans Heavy CAPS'" style:font-family-generic="modern" style:font-pitch="variable"/>
    <style:font-face style:name="Uni Sans Thin CAPS1" svg:font-family="'Uni Sans Thin CAPS'" style:font-family-generic="modern" style:font-pitch="variable"/>
    <style:font-face style:name="Uni Sans Thin CAPS" svg:font-family="'Uni Sans Thin CAPS'" style:font-adornments="Thin CAP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ffffff" svg:stroke-opacity="100%"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pr1" style:family="presentation" style:parent-style-name="Standard-title">
      <style:graphic-properties fo:min-height="6.741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4.235cm"/>
    </style:style>
    <style:style style:name="pr4" style:family="presentation" style:parent-style-name="Standard-title">
      <style:graphic-properties fo:min-height="2.6cm"/>
    </style:style>
    <style:style style:name="P1" style:family="paragraph">
      <style:text-properties fo:color="#ffffff" style:font-name="Uni Sans Thin CAPS" fo:font-size="60pt" style:text-underline-style="solid" style:text-underline-width="auto" style:text-underline-color="font-color" fo:font-weight="normal" style:font-size-asian="60pt" style:font-weight-asian="normal" style:font-size-complex="60pt" style:font-weight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ffffff" style:font-name="Uni Sans Heavy CAPS" fo:font-size="48pt" fo:font-weight="bold" style:font-size-asian="48pt" style:font-weight-asian="bold" style:font-size-complex="48pt" style:font-weight-complex="bold"/>
    </style:style>
    <style:style style:name="P5" style:family="paragraph">
      <style:paragraph-properties fo:margin-top="0.4cm" fo:margin-bottom="0cm" fo:text-align="center"/>
    </style:style>
    <style:style style:name="P6" style:family="paragraph">
      <loext:graphic-properties draw:fill="none" draw:fill-color="#ffffff"/>
      <style:paragraph-properties fo:margin-top="0.4cm" fo:margin-bottom="0cm" fo:text-align="center"/>
      <style:text-properties fo:color="#ffffff" style:font-name="Uni Sans Thin CAPS1" fo:font-size="24pt" fo:letter-spacing="0.02cm" style:font-size-asian="24pt" style:font-size-complex="24pt"/>
    </style:style>
    <style:style style:name="P7" style:family="paragraph">
      <loext:graphic-properties draw:fill="none" draw:fill-color="#ffffff"/>
      <style:text-properties fo:color="#ffffff" style:font-name="Uni Sans Thin CAPS1"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ffffff" style:font-name="Uni Sans Thin CAPS" fo:font-size="60pt" fo:language="en" fo:country="US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2" style:family="text">
      <style:text-properties fo:color="#ffffff" style:font-name="Uni Sans Thin CAPS" fo:font-size="60pt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color="#ffffff" style:font-name="Uni Sans Thin CAPS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ffffff" style:font-name="Uni Sans Thin CAPS" fo:font-size="60pt" fo:font-weight="bold" style:font-size-asian="60pt" style:font-weight-asian="bold" style:font-size-complex="60pt" style:font-weight-complex="bold"/>
    </style:style>
    <style:style style:name="T5" style:family="text">
      <style:text-properties fo:color="#ffffff" style:font-name="Uni Sans Heavy CAPS" fo:font-size="60pt" fo:font-weight="normal" style:font-size-asian="60pt" style:font-weight-asian="normal" style:font-size-complex="60pt" style:font-weight-complex="normal"/>
    </style:style>
    <style:style style:name="T6" style:family="text">
      <style:text-properties fo:color="#ffffff" style:font-name="Uni Sans Thin CAPS1" fo:font-size="24pt" fo:letter-spacing="normal" fo:font-weight="bold" style:font-size-asian="24pt" style:font-weight-asian="bold" style:font-size-complex="24pt" style:font-weight-complex="bold"/>
    </style:style>
    <style:style style:name="T7" style:family="text">
      <style:text-properties fo:color="#ffffff" style:font-name="Uni Sans Thin CAPS1" fo:font-size="24pt" fo:letter-spacing="normal" style:font-size-asian="24pt" style:font-size-complex="24pt"/>
    </style:style>
    <style:style style:name="T8" style:family="text">
      <style:text-properties fo:color="#ffffff" style:font-name="Uni Sans Thin CAPS1" fo:font-size="15pt" fo:letter-spacing="normal" style:font-size-asian="15pt" style:font-size-complex="15pt"/>
    </style:style>
    <style:style style:name="T9" style:family="text">
      <style:text-properties fo:color="#ffffff" style:font-name="Uni Sans Thin CAPS1" fo:font-size="24pt" fo:letter-spacing="normal" fo:font-weight="normal" style:font-size-asian="24pt" style:font-weight-asian="normal" style:font-size-complex="24pt" style:font-weight-complex="normal"/>
    </style:style>
    <style:style style:name="T10" style:family="text">
      <style:text-properties fo:color="#ffffff" style:font-name="Uni Sans Thin CAPS1" fo:font-size="24pt" fo:letter-spacing="normal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ffffff" style:font-name="Uni Sans Thin CAPS1" fo:font-size="24pt" fo:letter-spacing="normal" fo:language="en" fo:country="US" style:font-size-asian="24pt" style:font-size-complex="24pt"/>
    </style:style>
    <style:style style:name="T12" style:family="text">
      <style:text-properties fo:color="#ffffff" style:font-name="Uni Sans Thin CAPS1" fo:font-size="24pt" fo:letter-spacing="normal" fo:language="en" fo:country="US" fo:font-weight="normal" style:font-size-asian="24pt" style:font-weight-asian="normal" style:font-size-complex="24pt" style:font-weight-complex="normal"/>
    </style:style>
    <style:style style:name="T13" style:family="text">
      <style:text-properties fo:color="#ffffff" style:font-name="Uni Sans Thin CAPS1" fo:font-size="15pt" fo:letter-spacing="normal" fo:font-weight="normal" style:font-size-asian="15pt" style:font-weight-asian="normal" style:font-size-complex="15pt" style:font-weight-complex="normal"/>
    </style:style>
    <style:style style:name="T14" style:family="text">
      <style:text-properties fo:color="#ffffff" style:font-name="Uni Sans Thin CAPS1" fo:font-size="15pt" fo:letter-spacing="normal" fo:language="en" fo:country="US" style:font-size-asian="15pt" style:font-size-complex="15pt"/>
    </style:style>
    <style:style style:name="T15" style:family="text">
      <style:text-properties fo:color="#ffffff" style:font-name="Uni Sans Heavy CAPS" fo:font-size="60pt" fo:language="en" fo:country="US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16" style:family="text">
      <style:text-properties fo:color="#ffffff" style:font-name="Uni Sans Thin CAPS1" fo:font-size="20pt" style:font-size-asian="20pt" style:font-size-complex="20pt"/>
    </style:style>
    <style:style style:name="T17" style:family="text">
      <style:text-properties fo:color="#ffffff" style:font-name="Uni Sans Thin CAPS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741cm" svg:x="1.401cm" svg:y="4.505cm" presentation:class="title" presentation:user-transformed="true">
          <draw:text-box>
            <text:p><text:span text:style-name="T1">A</text:span><text:span text:style-name="T2">RTIFICIAL</text:span><text:span text:style-name="T3"> </text:span><text:span text:style-name="T3"><text:line-break/></text:span><text:span text:style-name="T3"><text:line-break/></text:span><text:span text:style-name="T4">I</text:span><text:span text:style-name="T3">NTELLIGENCE</text:span></text:p>
          </draw:text-box>
        </draw:frame>
        <draw:polyline draw:style-name="gr1" draw:text-style-name="P2" xml:id="id1" draw:id="id1" draw:layer="layout" svg:width="12.999cm" svg:height="0cm" svg:x="7.5cm" svg:y="7.6cm" svg:viewBox="0 0 13000 0" draw:points="0,0 13000,0">
          <text:p/>
        </draw:polylin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box" presentation:preset-sub-type="out">
                  <anim:set smil:begin="0s" smil:dur="0.006s" smil:fill="hold" smil:targetElement="id1" smil:attributeName="visibility" smil:to="visible"/>
                  <anim:transitionFilter smil:dur="3s" smil:targetElement="id1" smil:type="irisWipe" smil:subtype="rectang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4" draw:layer="layout" svg:width="12.999cm" svg:height="4.235cm" svg:x="7.501cm" svg:y="-0.327cm" presentation:class="title" presentation:user-transformed="true">
          <draw:text-box>
            <text:p><text:span text:style-name="T5">W</text:span><text:span text:style-name="T3">ordbank</text:span></text:p>
          </draw:text-box>
        </draw:frame>
        <draw:polyline draw:style-name="gr1" draw:text-style-name="P2" xml:id="id2" draw:id="id2" draw:layer="layout" svg:width="7.999cm" svg:height="0cm" svg:x="10.1cm" svg:y="2.9cm" svg:viewBox="0 0 8000 0" draw:points="0,0 8000,0">
          <text:p/>
        </draw:polyline>
        <draw:frame draw:style-name="gr3" draw:text-style-name="P6" draw:layer="layout" svg:width="26.8cm" svg:height="12.321cm" svg:x="0.8cm" svg:y="3.3cm">
          <draw:text-box>
            <text:p text:style-name="P5"><text:span text:style-name="T6">d</text:span><text:span text:style-name="T7">ata </text:span><text:span text:style-name="T6">p</text:span><text:span text:style-name="T7">rocessing</text:span><text:span text:style-name="T8">(w.)</text:span><text:span text:style-name="T7"> : traitement des donnée</text:span><text:span text:style-name="T6">s</text:span></text:p>
            <text:p text:style-name="P5"><text:span text:style-name="T6">n</text:span><text:span text:style-name="T7">arrow </text:span><text:span text:style-name="T6">t</text:span><text:span text:style-name="T7">ask</text:span><text:span text:style-name="T8">(w.) </text:span><text:span text:style-name="T7">: tache simpl</text:span><text:span text:style-name="T6">e</text:span><text:span text:style-name="T7"> </text:span></text:p>
            <text:p text:style-name="P5"><text:span text:style-name="T6">o</text:span><text:span text:style-name="T7">utperform</text:span><text:span text:style-name="T8">(v.)</text:span><text:span text:style-name="T7"> : surpasse</text:span><text:span text:style-name="T6">r</text:span></text:p>
            <text:p text:style-name="P5"><text:span text:style-name="T6">u</text:span><text:span text:style-name="T7">ndergo</text:span><text:span text:style-name="T8">(v.)</text:span><text:span text:style-name="T7"> : subi</text:span><text:span text:style-name="T6">r</text:span></text:p>
            <text:p text:style-name="P5"><text:span text:style-name="T6">H</text:span><text:span text:style-name="T9">avoc</text:span><text:span text:style-name="T8">(w.)</text:span><text:span text:style-name="T7"> : Ravag</text:span><text:span text:style-name="T6">e</text:span></text:p>
            <text:p text:style-name="P5"><text:span text:style-name="T10">s</text:span><text:span text:style-name="T11">hortcoming</text:span><text:span text:style-name="T8">(w.)</text:span><text:span text:style-name="T7"> : défau</text:span><text:span text:style-name="T6">t</text:span></text:p>
            <text:p text:style-name="P5"><text:span text:style-name="T6">P</text:span><text:span text:style-name="T7">ortrays</text:span><text:span text:style-name="T8">(v.)</text:span><text:span text:style-name="T7"> : représente</text:span><text:span text:style-name="T6">r</text:span></text:p>
            <text:p text:style-name="P5"><text:span text:style-name="T10">B</text:span><text:span text:style-name="T12">reakthrough</text:span><text:span text:style-name="T13">(w.)</text:span><text:span text:style-name="T9"> : progrè</text:span><text:span text:style-name="T6">s</text:span></text:p>
            <text:p text:style-name="P5"><text:span text:style-name="T10">M</text:span><text:span text:style-name="T12">isconception</text:span><text:span text:style-name="T13">(w.)</text:span><text:span text:style-name="T9"> : Idée reçu</text:span><text:span text:style-name="T6">e</text:span></text:p>
            <text:p text:style-name="P5"><text:span text:style-name="T6">b</text:span><text:span text:style-name="T7">enevolent / </text:span><text:span text:style-name="T6">m</text:span><text:span text:style-name="T7">alvolent</text:span><text:span text:style-name="T8">(</text:span><text:span text:style-name="T14">adj.</text:span><text:span text:style-name="T8">)</text:span><text:span text:style-name="T7"> : bienveillant / malveillan</text:span><text:span text:style-name="T6">t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box" presentation:preset-sub-type="out">
                  <anim:set smil:begin="0s" smil:dur="0.004s" smil:fill="hold" smil:targetElement="id2" smil:attributeName="visibility" smil:to="visible"/>
                  <anim:transitionFilter smil:dur="2s" smil:targetElement="id2" smil:type="irisWipe" smil:subtype="rectang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10.599cm" svg:height="2.6cm" svg:x="8.701cm" svg:y="0.4cm" presentation:class="title" presentation:user-transformed="true">
          <draw:text-box>
            <text:p><text:span text:style-name="T15">S</text:span><text:span text:style-name="T2">ources</text:span></text:p>
          </draw:text-box>
        </draw:frame>
        <draw:polyline draw:style-name="gr1" draw:text-style-name="P2" xml:id="id3" draw:id="id3" draw:layer="layout" svg:width="7.999cm" svg:height="0cm" svg:x="10cm" svg:y="2.8cm" svg:viewBox="0 0 8000 0" draw:points="0,0 8000,0">
          <text:p/>
        </draw:polyline>
        <draw:frame draw:style-name="gr4" draw:text-style-name="P7" draw:layer="layout" svg:width="21.7cm" svg:height="2.089cm" svg:x="2.1cm" svg:y="3.6cm">
          <draw:text-box>
            <text:p><text:span text:style-name="T16">https://</text:span><text:span text:style-name="T17">futureoflife.org</text:span><text:span text:style-name="T16">/background/</text:span><text:span text:style-name="T17">benefits</text:span><text:span text:style-name="T16">-</text:span><text:span text:style-name="T17">risks</text:span><text:span text:style-name="T16">-of-</text:span><text:span text:style-name="T17">artificial</text:span><text:span text:style-name="T16">-</text:span><text:span text:style-name="T17">intelligence</text:span><text:span text:style-name="T16">/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box" presentation:preset-sub-type="out">
                  <anim:set smil:begin="0s" smil:dur="0.006s" smil:fill="hold" smil:targetElement="id3" smil:attributeName="visibility" smil:to="visible"/>
                  <anim:transitionFilter smil:dur="3s" smil:targetElement="id3" smil:type="irisWipe" smil:subtype="rectang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 Sans Heavy CAPS" svg:font-family="'Uni Sans Heavy CAPS'" style:font-family-generic="modern" style:font-pitch="variable"/>
    <style:font-face style:name="Uni Sans Thin CAPS1" svg:font-family="'Uni Sans Thin CAPS'" style:font-family-generic="modern" style:font-pitch="variable"/>
    <style:font-face style:name="Uni Sans Thin CAPS" svg:font-family="'Uni Sans Thin CAPS'" style:font-adornments="Thin CAPS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729fcf" draw:fill-hatch-solid="false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graphic-properties draw:fill-hatch-solid="false"/>
      <style:drawing-page-properties draw:background-size="border" draw:fill="solid" draw:fill-color="#729fc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5T15:07:06.049641148</meta:creation-date>
    <meta:editing-duration>PT44M27S</meta:editing-duration>
    <meta:editing-cycles>11</meta:editing-cycles>
    <meta:generator>LibreOffice/5.4.3.2$Windows_X86_64 LibreOffice_project/92a7159f7e4af62137622921e809f8546db437e5</meta:generator>
    <dc:date>2017-12-06T00:14:29.147000000</dc:date>
    <meta:document-statistic meta:object-count="35"/>
  </office:meta>
</office:document-meta>
</file>